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8d58"/>
    </style:style>
    <style:style style:name="P2" style:family="paragraph" style:parent-style-name="Standard">
      <style:paragraph-properties fo:margin-top="0cm" fo:margin-bottom="0.499cm" style:contextual-spacing="false"/>
      <style:text-properties officeooo:paragraph-rsid="00018d58"/>
    </style:style>
    <style:style style:name="P3" style:family="paragraph" style:parent-style-name="Text_20_body">
      <style:text-properties officeooo:paragraph-rsid="00018d58"/>
    </style:style>
    <style:style style:name="P4" style:family="paragraph" style:parent-style-name="Text_20_body">
      <style:text-properties fo:font-weight="bold" officeooo:paragraph-rsid="00018d58" style:font-weight-asian="bold" style:font-weight-complex="bold"/>
    </style:style>
    <style:style style:name="T1" style:family="text">
      <style:text-properties officeooo:rsid="00018d58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Para regressão linear, o modelo é fw,b​(x)=wx+b</text:p>
      <text:p text:style-name="Standard">Quais dos seguintes são os inputs, ou recursos, que são inseridos no modelo e com os quais se espera que o modelo faça uma previsão?</text:p>
      <text:p text:style-name="Standard"/>
      <text:p text:style-name="Text_20_body">m</text:p>
      <text:p text:style-name="Text_20_body">(x,y) </text:p>
      <text:p text:style-name="Text_20_body">w e b.</text:p>
      <text:p text:style-name="P3"><text:span text:style-name="T2">x<text:line-break/>Correto<text:line-break/></text:span>O x, os recursos de entrada, são inseridos no modelo para gerar uma previsão fw,b​(x)</text:p>
      <text:p text:style-name="P4"/>
      <text:p text:style-name="P1"><text:span text:style-name="T1">2. <text:s/></text:span>Para a regressão linear, se <text:span text:style-name="T1">você</text:span> encontrar os parâmetros w e b de modo que J(w,b) seja muito próximo de zero, o que pode concluir?</text:p>
      <text:p text:style-name="P1"/>
      <text:p text:style-name="Text_20_body">Os valores selecionados dos parâmetros w e b fazem com que o algoritmo se ajuste muito bem ao conjunto de treinamento.</text:p>
      <text:p text:style-name="P2"><text:span text:style-name="T2">Correto<text:line-break/></text:span>Quando o custo é pequeno, isso significa que o modelo se ajusta bem ao conjunto de treinamento.</text:p>
      <text:p text:style-name="Text_20_body">Isso nunca é possível - deve haver um bug no código. </text:p>
      <text:p text:style-name="Text_20_body">Os valores selecionados dos parâmetros w e b fazem com que o algoritmo se ajuste muito mal ao conjunto de treinamento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06T12:18:43.919750331</dc:date>
    <meta:editing-duration>PT6M16S</meta:editing-duration>
    <meta:editing-cycles>1</meta:editing-cycles>
    <meta:document-statistic meta:table-count="0" meta:image-count="0" meta:object-count="0" meta:page-count="1" meta:paragraph-count="11" meta:word-count="152" meta:character-count="816" meta:non-whitespace-character-count="659"/>
    <meta:generator>LibreOffice/7.3.7.2$Linux_X86_64 LibreOffice_project/30$Build-2</meta:generator>
  </office:meta>
</office:document-meta>
</file>